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bold" officeooo:rsid="000d5ef9" officeooo:paragraph-rsid="000d5ef9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3pt" officeooo:rsid="000bd9bc" officeooo:paragraph-rsid="000bd9bc" style:font-size-asian="13pt" style:font-size-complex="13pt"/>
    </style:style>
    <style:style style:name="P3" style:family="paragraph" style:parent-style-name="Standard" style:list-style-name="L1">
      <style:text-properties fo:font-size="13pt" officeooo:rsid="000bd9bc" officeooo:paragraph-rsid="000bd9bc" style:font-size-asian="13pt" style:font-size-complex="13pt"/>
    </style:style>
    <style:style style:name="P4" style:family="paragraph" style:parent-style-name="Standard" style:list-style-name="L1">
      <style:text-properties fo:font-size="13pt" officeooo:paragraph-rsid="000bd9bc" style:font-size-asian="13pt" style:font-size-complex="13pt"/>
    </style:style>
    <style:style style:name="T1" style:family="text">
      <style:text-properties officeooo:rsid="000bd9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tázky při konzultaci</text:p>
      <text:p text:style-name="P2"/>
      <text:list xml:id="list7148069418719839966" text:style-name="L1">
        <text:list-item>
          <text:p text:style-name="P4"><text:span text:style-name="T1">Jaký rozsah bude mít slovníohodnocení?</text:span></text:p>
        </text:list-item>
        <text:list-item>
          <text:p text:style-name="P3">Při editaci zaměstnanců se přemaže celá databáze za nový soubor, nebo se přidají jen určíté řádky zaměstnanců?</text:p>
        </text:list-item>
        <text:list-item>
          <text:p text:style-name="P3">Jak vypadá soubor zaměstnanců a jak je označen manažer?</text:p>
        </text:list-item>
        <text:list-item>
          <text:p text:style-name="P3">Jsou otázky vždy stejné v jednom hodnocení? Poskytují se otázky při zadávání výsledků?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7:31:43.338000000</meta:creation-date>
    <dc:date>2015-09-10T17:41:36.414000000</dc:date>
    <meta:editing-duration>PT33S</meta:editing-duration>
    <meta:editing-cycles>3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5" meta:word-count="51" meta:character-count="318" meta:non-whitespace-character-count="276"/>
  </office:meta>
</office:document-meta>
</file>